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adfcf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end" fo:margin-left="0pt"/>
      <style:text-properties fo:color="#ffff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 ID</text:p>
          </table:table-cell>
          <table:table-cell table:style-name="ce1" office:value-type="string" calcext:value-type="string">
            <text:p>WER</text:p>
          </table:table-cell>
          <table:table-cell table:style-name="ce1" office:value-type="string" calcext:value-type="string">
            <text:p>WR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.667" calcext:value-type="float">
            <text:p>91.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5.556" calcext:value-type="float">
            <text:p>55.5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.714" calcext:value-type="float">
            <text:p>85.71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29.167" calcext:value-type="float">
            <text:p>29.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.222" calcext:value-type="float">
            <text:p>72.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571" calcext:value-type="float">
            <text:p>78.571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.5" calcext:value-type="float">
            <text:p>62.5</text:p>
          </table:table-cell>
          <table:table-cell office:value-type="float" office:value="54.167" calcext:value-type="float">
            <text:p>54.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097" calcext:value-type="float">
            <text:p>87.097</text:p>
          </table:table-cell>
          <table:table-cell office:value-type="float" office:value="19.355" calcext:value-type="float">
            <text:p>19.3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.571" calcext:value-type="float">
            <text:p>68.571</text:p>
          </table:table-cell>
          <table:table-cell office:value-type="float" office:value="31.429" calcext:value-type="float">
            <text:p>31.4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.308" calcext:value-type="float">
            <text:p>92.308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833" calcext:value-type="float">
            <text:p>70.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.615" calcext:value-type="float">
            <text:p>84.615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368" calcext:value-type="float">
            <text:p>47.368</text:p>
          </table:table-cell>
          <table:table-cell office:value-type="float" office:value="63.158" calcext:value-type="float">
            <text:p>63.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158" calcext:value-type="float">
            <text:p>63.158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.667" calcext:value-type="float">
            <text:p>66.667</text:p>
          </table:table-cell>
          <table:table-cell office:value-type="float" office:value="47.619" calcext:value-type="float">
            <text:p>47.6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.857" calcext:value-type="float">
            <text:p>92.857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.667" calcext:value-type="float">
            <text:p>106.66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.778" calcext:value-type="float">
            <text:p>77.778</text:p>
          </table:table-cell>
          <table:table-cell office:value-type="float" office:value="48.148" calcext:value-type="float">
            <text:p>48.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.667" calcext:value-type="float">
            <text:p>8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.833" calcext:value-type="float">
            <text:p>95.83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33" calcext:value-type="float">
            <text:p>93.33</text:p>
          </table:table-cell>
          <table:table-cell office:value-type="float" office:value="6.667" calcext:value-type="float">
            <text:p>6.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.474" calcext:value-type="float">
            <text:p>89.474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.474" calcext:value-type="float">
            <text:p>89.474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.478" calcext:value-type="float">
            <text:p>43.478</text:p>
          </table:table-cell>
          <table:table-cell office:value-type="float" office:value="65.217" calcext:value-type="float">
            <text:p>65.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.143" calcext:value-type="float">
            <text:p>107.14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.667" calcext:value-type="float">
            <text:p>6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.118" calcext:value-type="float">
            <text:p>94.118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25" calcext:value-type="float">
            <text:p>56.2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857" calcext:value-type="float">
            <text:p>67.857</text:p>
          </table:table-cell>
          <table:table-cell office:value-type="float" office:value="53.571" calcext:value-type="float">
            <text:p>53.5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.667" calcext:value-type="float">
            <text:p>116.667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235" calcext:value-type="float">
            <text:p>88.235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67.857" calcext:value-type="float">
            <text:p>67.8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.444" calcext:value-type="float">
            <text:p>94.444</text:p>
          </table:table-cell>
          <table:table-cell office:value-type="float" office:value="44.4444" calcext:value-type="float">
            <text:p>44.44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.207" calcext:value-type="float">
            <text:p>86.207</text:p>
          </table:table-cell>
          <table:table-cell office:value-type="float" office:value="13.793" calcext:value-type="float">
            <text:p>13.7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.44" calcext:value-type="float">
            <text:p>144.4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35.714" calcext:value-type="float">
            <text:p>35.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.111" calcext:value-type="float">
            <text:p>111.111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51])" office:value-type="float" office:value="82.24018" calcext:value-type="float">
            <text:p>82.24018</text:p>
          </table:table-cell>
          <table:table-cell table:formula="of:=AVERAGE([.C2:.C51])" office:value-type="float" office:value="42.891428" calcext:value-type="float">
            <text:p>42.8914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1])" office:value-type="float" office:value="40" calcext:value-type="float">
            <text:p>40</text:p>
          </table:table-cell>
          <table:table-cell table:formula="of:=MIN([.C2: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51])" office:value-type="float" office:value="144.44" calcext:value-type="float">
            <text:p>144.44</text:p>
          </table:table-cell>
          <table:table-cell table:formula="of:=MAX([.C2:.C51])" office:value-type="float" office:value="70" calcext:value-type="float">
            <text:p>70</text:p>
          </table:table-cell>
        </table:table-row>
      </table:table>
      <table:table table:name="Sheet2" table:style-name="ta1">
        <table:shapes>
          <draw:frame draw:z-index="0" draw:style-name="gr1" draw:text-style-name="P1" svg:width="182.61pt" svg:height="125.01pt" svg:x="1152pt" svg:y="56.47pt">
            <loext:p draw:notify-on-update-of-ranges="Sheet2.J6:Sheet2.O6 Sheet2.J11:Sheet2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4.52pt" svg:height="165.66pt" svg:x="1059.62pt" svg:y="301.49pt">
            <loext:p draw:notify-on-update-of-ranges="Sheet2.B6:Sheet2.D6 Sheet2.B11:Sheet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4.71pt" svg:height="504.77pt" svg:x="819.5pt" svg:y="385.23pt">
            <loext:p draw:notify-on-update-of-ranges="Sheet2.A27:Sheet2.A35 Sheet2.B27:Sheet2.B35 Sheet2.C27:Sheet2.C35 Sheet2.D27:Sheet2.D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90.25pt" svg:height="275.75pt" svg:x="569.45pt" svg:y="124.24pt">
            <loext:p draw:notify-on-update-of-ranges="Sheet2.I39:Sheet2.I39 Sheet2.I40:Sheet2.I42 Sheet2.J39:Sheet2.J39 Sheet2.J40:Sheet2.J42 Sheet2.K39:Sheet2.K39 Sheet2.K40:Sheet2.K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7" table:default-cell-style-name="ce3"/>
        <table:table-column table:style-name="co3" table:default-cell-style-name="Default"/>
        <table:table-column table:style-name="co3" table:number-columns-repeated="7" table:default-cell-style-name="ce3"/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6" office:value-type="string" calcext:value-type="string" table:number-columns-spanned="2" table:number-rows-spanned="1">
            <text:p>3gram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4gram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words</text:p>
          </table:table-cell>
          <table:covered-table-cell table:style-name="Default"/>
        </table:table-row>
        <table:table-row table:style-name="ro1">
          <table:table-cell table:style-name="ce2"/>
          <table:table-cell table:style-name="ce5" office:value-type="string" calcext:value-type="string">
            <text:p>3gram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gt</text:p>
          </table:table-cell>
          <table:table-cell/>
          <table:table-cell table:style-name="ce2"/>
          <table:table-cell table:style-name="ce5" office:value-type="string" calcext:value-type="string">
            <text:p>3gram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words gt</text:p>
          </table:table-cell>
        </table:table-row>
        <table:table-row table:style-name="ro1"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  <table:table-cell/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  <table:table-cell/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  <table:table-cell/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</table:table-row>
        <table:table-row table:style-name="ro1"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35" calcext:value-type="float">
            <text:p>635</text:p>
          </table:table-cell>
          <table:table-cell/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3789" calcext:value-type="float">
            <text:p>0.3789</text:p>
          </table:table-cell>
          <table:table-cell/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2496" calcext:value-type="float">
            <text:p>0.2496</text:p>
          </table:table-cell>
          <table:table-cell/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2496" calcext:value-type="float">
            <text:p>0.2496</text:p>
          </table:table-cell>
        </table:table-row>
        <table:table-row table:style-name="ro1"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3553" calcext:value-type="float">
            <text:p>0.3553</text:p>
          </table:table-cell>
          <table:table-cell/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9665" calcext:value-type="float">
            <text:p>0.9665</text:p>
          </table:table-cell>
          <table:table-cell/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665" calcext:value-type="float">
            <text:p>0.9665</text:p>
          </table:table-cell>
        </table:table-row>
        <table:table-row table:style-name="ro1"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35" calcext:value-type="float">
            <text:p>0.735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7134" calcext:value-type="float">
            <text:p>0.7134</text:p>
          </table:table-cell>
          <table:table-cell/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241" calcext:value-type="float">
            <text:p>0.241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264" calcext:value-type="float">
            <text:p>0.6264</text:p>
          </table:table-cell>
          <table:table-cell/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5316" calcext:value-type="float">
            <text:p>0.5316</text:p>
          </table:table-cell>
          <table:table-cell/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316" calcext:value-type="float">
            <text:p>0.5316</text:p>
          </table:table-cell>
        </table:table-row>
        <table:table-row table:style-name="ro1"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4538" calcext:value-type="float">
            <text:p>0.4538</text:p>
          </table:table-cell>
          <table:table-cell/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538" calcext:value-type="float">
            <text:p>0.4538</text:p>
          </table:table-cell>
        </table:table-row>
        <table:table-row table:style-name="ro1"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4055" calcext:value-type="float">
            <text:p>0.4055</text:p>
          </table:table-cell>
          <table:table-cell/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055" calcext:value-type="float">
            <text:p>0.4055</text:p>
          </table:table-cell>
        </table:table-row>
        <table:table-row table:style-name="ro1"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715" calcext:value-type="float">
            <text:p>0.3715</text:p>
          </table:table-cell>
          <table:table-cell/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3432" calcext:value-type="float">
            <text:p>0.3432</text:p>
          </table:table-cell>
          <table:table-cell/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432" calcext:value-type="float">
            <text:p>0.3432</text:p>
          </table:table-cell>
        </table:table-row>
        <table:table-row table:style-name="ro1"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3264" calcext:value-type="float">
            <text:p>0.3264</text:p>
          </table:table-cell>
          <table:table-cell/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2741" calcext:value-type="float">
            <text:p>0.2741</text:p>
          </table:table-cell>
          <table:table-cell/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41" calcext:value-type="float">
            <text:p>0.2741</text:p>
          </table:table-cell>
        </table:table-row>
        <table:table-row table:style-name="ro1"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061" calcext:value-type="float">
            <text:p>0.2061</text:p>
          </table:table-cell>
          <table:table-cell/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061" calcext:value-type="float">
            <text:p>0.2061</text:p>
          </table:table-cell>
        </table:table-row>
        <table:table-row table:style-name="ro1"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1592" calcext:value-type="float">
            <text:p>0.1592</text:p>
          </table:table-cell>
          <table:table-cell/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592" calcext:value-type="float">
            <text:p>0.1592</text:p>
          </table:table-cell>
        </table:table-row>
        <table:table-row table:style-name="ro1"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168" calcext:value-type="float">
            <text:p>0.16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338" calcext:value-type="float">
            <text:p>0.338</text:p>
          </table:table-cell>
          <table:table-cell/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067" calcext:value-type="float">
            <text:p>0.3067</text:p>
          </table:table-cell>
          <table:table-cell/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36" calcext:value-type="float">
            <text:p>0.33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67" calcext:value-type="float">
            <text:p>0.3067</text:p>
          </table:table-cell>
        </table:table-row>
        <table:table-row table:style-name="ro1"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267" calcext:value-type="float">
            <text:p>0.267</text:p>
          </table:table-cell>
          <table:table-cell/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2213" calcext:value-type="float">
            <text:p>0.2213</text:p>
          </table:table-cell>
          <table:table-cell/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1052" calcext:value-type="float">
            <text:p>0.1052</text:p>
          </table:table-cell>
          <table:table-cell/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74" calcext:value-type="float">
            <text:p>0.0574</text:p>
          </table:table-cell>
          <table:table-cell/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247" calcext:value-type="float">
            <text:p>0.0247</text:p>
          </table:table-cell>
          <table:table-cell/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Default" office:value-type="string" calcext:value-type="string">
            <text:p>Trans</text:p>
          </table:table-cell>
          <table:table-cell table:style-name="Default" office:value-type="string" calcext:value-type="string">
            <text:p>GT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3gram</text:p>
          </table:table-cell>
          <table:table-cell table:style-name="Default" office:value-type="float" office:value="0.1435" calcext:value-type="float">
            <text:p>0.1435</text:p>
          </table:table-cell>
          <table:table-cell table:style-name="Default" office:value-type="float" office:value="0.4162" calcext:value-type="float">
            <text:p>0.416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4gram</text:p>
          </table:table-cell>
          <table:table-cell table:style-name="Default" office:value-type="float" office:value="0.2055" calcext:value-type="float">
            <text:p>0.2055</text:p>
          </table:table-cell>
          <table:table-cell table:style-name="Default" office:value-type="float" office:value="0.4516" calcext:value-type="float">
            <text:p>0.451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words</text:p>
          </table:table-cell>
          <table:table-cell table:style-name="Default" office:value-type="float" office:value="0.1302" calcext:value-type="float">
            <text:p>0.1302</text:p>
          </table:table-cell>
          <table:table-cell table:style-name="Default" office:value-type="float" office:value="0.3789" calcext:value-type="float">
            <text:p>0.3789</text:p>
          </table:table-cell>
          <table:table-cell table:style-name="Default" table:number-columns-repeated="4"/>
        </table:table-row>
      </table:table>
      <table:table table:name="Sheet3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"/>
        </table:table-row>
        <table:table-row table:style-name="ro1">
          <table:table-cell table:number-columns-repeated="2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21:18:14.462566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6:41:01.112073526</meta:creation-date>
    <dc:date>2018-12-10T20:51:36.856169172</dc:date>
    <meta:editing-duration>P1DT10H54M24S</meta:editing-duration>
    <meta:editing-cycles>9</meta:editing-cycles>
    <meta:generator>LibreOffice/5.1.6.2$Linux_X86_64 LibreOffice_project/10m0$Build-2</meta:generator>
    <meta:document-statistic meta:table-count="3" meta:cell-count="5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3cm" svg:height="4.411cm" xlink:href=".." xlink:type="simple" chart:class="chart:bar" chart:style-name="ch1">
        <chart:legend chart:legend-position="end" svg:x="5.027cm" svg:y="1.906cm" style:legend-expansion="high" chart:style-name="ch2"/>
        <chart:plot-area chart:style-name="ch3" table:cell-range-address="Sheet2.J6:Sheet2.O6 Sheet2.J11:Sheet2.O11" chart:data-source-has-labels="both" svg:x="0.128cm" svg:y="0.088cm" svg:width="4.771cm" svg:height="4.235cm">
          <chartooo:coordinate-region svg:x="1.091cm" svg:y="0.088cm" svg:width="3.808cm" svg:height="2.364cm"/>
          <chart:axis chart:dimension="x" chart:name="primary-x" chart:style-name="ch4" chartooo:axis-type="auto">
            <chartooo:date-scale/>
            <chart:categories table:cell-range-address="Sheet2.J6:Sheet2.O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J11:Sheet2.O11" loext:label-string="map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 hyp</text:p>
                <draw:g>
                  <svg:desc>Sheet2.J6:Sheet2.O6</svg:desc>
                </draw:g>
              </table:table-cell>
              <table:table-cell office:value-type="float" office:value="0.1435">
                <text:p>0.1435</text:p>
                <draw:g>
                  <svg:desc>Sheet2.J11:Sheet2.O11</svg:desc>
                </draw:g>
              </table:table-cell>
            </table:table-row>
            <table:table-row>
              <table:table-cell office:value-type="string">
                <text:p>3gram gt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4grams gt</text:p>
              </table:table-cell>
              <table:table-cell office:value-type="float" office:value="0.4516">
                <text:p>0.4516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words gt</text:p>
              </table:table-cell>
              <table:table-cell office:value-type="float" office:value="0.3789">
                <text:p>0.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91cm" svg:height="5.845cm" xlink:href=".." xlink:type="simple" chart:class="chart:bar" chart:style-name="ch1">
        <chart:title svg:x="1.54cm" svg:y="0.252cm" chart:style-name="ch2">
          <text:p>MAP for Transcribed Audio Retrieval</text:p>
        </chart:title>
        <chart:plot-area chart:style-name="ch3" table:cell-range-address="Sheet2.B6:Sheet2.D6 Sheet2.B11:Sheet2.D11" chart:data-source-has-labels="both" svg:x="1.218cm" svg:y="1.147cm" svg:width="8.966cm" svg:height="3.601cm">
          <chartooo:coordinate-region svg:x="2.13cm" svg:y="1.346cm" svg:width="8.054cm" svg:height="2.755cm"/>
          <chart:axis chart:dimension="x" chart:name="primary-x" chart:style-name="ch4" chartooo:axis-type="auto">
            <chartooo:date-scale/>
            <chart:title svg:x="4.652cm" svg:y="4.864cm" chart:style-name="ch5">
              <text:p>Indexing Type</text:p>
            </chart:title>
            <chart:categories table:cell-range-address="Sheet2.B6:Sheet2.D6"/>
          </chart:axis>
          <chart:axis chart:dimension="y" chart:name="primary-y" chart:style-name="ch6">
            <chart:title svg:x="0.451cm" svg:y="3.348cm" chart:style-name="ch7">
              <text:p>MAP</text:p>
            </chart:title>
            <chart:grid chart:style-name="ch8" chart:class="major"/>
          </chart:axis>
          <chart:series chart:style-name="ch9" chart:values-cell-range-address="Sheet2.B11:Sheet2.D11" loext:label-string="map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</text:p>
                <draw:g>
                  <svg:desc>Sheet2.B6:Sheet2.D6</svg:desc>
                </draw:g>
              </table:table-cell>
              <table:table-cell office:value-type="float" office:value="0.1435">
                <text:p>0.1435</text:p>
                <draw:g>
                  <svg:desc>Sheet2.B11:Sheet2.D11</svg:desc>
                </draw:g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95cm" svg:height="17.808cm" xlink:href=".." xlink:type="simple" chart:class="chart:bar" chart:style-name="ch1">
        <chart:title svg:x="9.212cm" svg:y="0.492cm" chart:style-name="ch2">
          <text:p>Precision at Different Levels For Transcribed Queries</text:p>
        </chart:title>
        <chart:legend chart:legend-position="end" svg:x="26.673cm" svg:y="8.107cm" style:legend-expansion="high" chart:style-name="ch3"/>
        <chart:plot-area chart:style-name="ch4" table:cell-range-address="Sheet2.A27:Sheet2.D35" chart:data-source-has-labels="both" svg:x="1.592cm" svg:y="1.627cm" svg:width="24.5cm" svg:height="14.844cm">
          <chartooo:coordinate-region svg:x="2.504cm" svg:y="1.827cm" svg:width="23.588cm" svg:height="13.997cm"/>
          <chart:axis chart:dimension="x" chart:name="primary-x" chart:style-name="ch5" chartooo:axis-type="auto">
            <chartooo:date-scale/>
            <chart:title svg:x="12.634cm" svg:y="16.827cm" chart:style-name="ch6">
              <text:p>Precision Level </text:p>
            </chart:title>
            <chart:categories table:cell-range-address="Sheet2.A27:Sheet2.A35"/>
          </chart:axis>
          <chart:axis chart:dimension="y" chart:name="primary-y" chart:style-name="ch7">
            <chart:title svg:x="0.451cm" svg:y="9.45cm" chart:style-name="ch8">
              <text:p>MAP</text:p>
            </chart:title>
            <chart:grid chart:style-name="ch9" chart:class="major"/>
          </chart:axis>
          <chart:series chart:style-name="ch10" chart:values-cell-range-address="Sheet2.B27:Sheet2.B35" loext:label-string="&quot;3gram Hyp&quot;" chart:class="chart:bar">
            <chart:data-point chart:repeated="9"/>
            <loext:propertry-mapping loext:property="BorderColor" loext:cell-range-address=""/>
          </chart:series>
          <chart:series chart:style-name="ch11" chart:values-cell-range-address="Sheet2.C27:Sheet2.C35" loext:label-string="&quot;4gram Hyp&quot;" chart:class="chart:bar">
            <chart:data-point chart:repeated="9"/>
          </chart:series>
          <chart:series chart:style-name="ch12" chart:values-cell-range-address="Sheet2.D27:Sheet2.D35" loext:label-string="&quot;Word Hyp&quot;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gram Hyp</text:p>
              </table:table-cell>
              <table:table-cell office:value-type="string">
                <text:p/>
              </table:table-cell>
              <table:table-cell office:value-type="string">
                <text:p>4gram Hyp</text:p>
              </table:table-cell>
              <table:table-cell office:value-type="string">
                <text:p>Word Hyp</text:p>
              </table:table-cell>
            </table:table-row>
          </table:table-header-rows>
          <table:table-rows>
            <table:table-row>
              <table:table-cell office:value-type="string">
                <text:p>P5             </text:p>
                <draw:g>
                  <svg:desc>Sheet2.A27:Sheet2.A35</svg:desc>
                </draw:g>
              </table:table-cell>
              <table:table-cell office:value-type="float" office:value="0.172">
                <text:p>0.172</text:p>
                <draw:g>
                  <svg:desc>Sheet2.B27:Sheet2.B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68">
                <text:p>0.268</text:p>
                <draw:g>
                  <svg:desc>Sheet2.C27:Sheet2.C35</svg:desc>
                </draw:g>
              </table:table-cell>
              <table:table-cell office:value-type="float" office:value="0.168">
                <text:p>0.168</text:p>
                <draw:g>
                  <svg:desc>Sheet2.D27:Sheet2.D35</svg:desc>
                </draw:g>
              </table:table-cell>
            </table:table-row>
            <table:table-row>
              <table:table-cell office:value-type="string">
                <text:p>P10            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0.226">
                <text:p>0.22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P15            </text:p>
              </table:table-cell>
              <table:table-cell office:value-type="float" office:value="0.1573">
                <text:p>0.1573</text:p>
              </table:table-cell>
              <table:table-cell office:value-type="float" office:value="NaN">
                <text:p>NaN</text:p>
              </table:table-cell>
              <table:table-cell office:value-type="float" office:value="0.1933">
                <text:p>0.193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P20            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0.168">
                <text:p>0.16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P30            </text:p>
              </table:table-cell>
              <table:table-cell office:value-type="float" office:value="0.1113">
                <text:p>0.1113</text:p>
              </table:table-cell>
              <table:table-cell office:value-type="float" office:value="NaN">
                <text:p>NaN</text:p>
              </table:table-cell>
              <table:table-cell office:value-type="float" office:value="0.1427">
                <text:p>0.1427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P100           </text:p>
              </table:table-cell>
              <table:table-cell office:value-type="float" office:value="0.0502">
                <text:p>0.0502</text:p>
              </table:table-cell>
              <table:table-cell office:value-type="float" office:value="NaN">
                <text:p>NaN</text:p>
              </table:table-cell>
              <table:table-cell office:value-type="float" office:value="0.0644">
                <text:p>0.0644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P200           </text:p>
              </table:table-cell>
              <table:table-cell office:value-type="float" office:value="0.0291">
                <text:p>0.0291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P500           </text:p>
              </table:table-cell>
              <table:table-cell office:value-type="float" office:value="0.0139">
                <text:p>0.0139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P1000          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96cm" svg:height="9.729cm" xlink:href=".." xlink:type="simple" chart:class="chart:bar" chart:style-name="ch1">
        <chart:title svg:x="5.218cm" svg:y="0.33cm" chart:style-name="ch2">
          <text:p>MAP of All Queries for All Indexes</text:p>
        </chart:title>
        <chart:legend chart:legend-position="end" svg:x="15.694cm" svg:y="4.316cm" style:legend-expansion="high" chart:style-name="ch3"/>
        <chart:plot-area chart:style-name="ch4" table:cell-range-address="Sheet2.I39:Sheet2.K42" chart:data-source-has-labels="both" svg:x="1.356cm" svg:y="1.303cm" svg:width="13.993cm" svg:height="7.251cm">
          <chartooo:coordinate-region svg:x="2.268cm" svg:y="1.502cm" svg:width="13.081cm" svg:height="6.405cm"/>
          <chart:axis chart:dimension="x" chart:name="primary-x" chart:style-name="ch5" chartooo:axis-type="auto">
            <chartooo:date-scale/>
            <chart:title svg:x="7.303cm" svg:y="8.748cm" chart:style-name="ch6">
              <text:p>Indexing Type</text:p>
            </chart:title>
            <chart:categories table:cell-range-address="Sheet2.I40:Sheet2.I42"/>
          </chart:axis>
          <chart:axis chart:dimension="y" chart:name="primary-y" chart:style-name="ch7">
            <chart:title svg:x="0.451cm" svg:y="5.329cm" chart:style-name="ch8">
              <text:p>MAP</text:p>
            </chart:title>
            <chart:grid chart:style-name="ch9" chart:class="major"/>
          </chart:axis>
          <chart:series chart:style-name="ch10" chart:values-cell-range-address="Sheet2.J40:Sheet2.J42" chart:label-cell-address="Sheet2.J39:Sheet2.J39" chart:class="chart:bar">
            <chart:data-point chart:repeated="3"/>
          </chart:series>
          <chart:series chart:style-name="ch11" chart:values-cell-range-address="Sheet2.K40:Sheet2.K42" chart:label-cell-address="Sheet2.K39:Sheet2.K3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</text:p>
                <draw:g>
                  <svg:desc>Sheet2.J39:Sheet2.J39</svg:desc>
                </draw:g>
              </table:table-cell>
              <table:table-cell office:value-type="string">
                <text:p>GT</text:p>
                <draw:g>
                  <svg:desc>Sheet2.K39:Sheet2.K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gram</text:p>
                <draw:g>
                  <svg:desc>Sheet2.I40:Sheet2.I42</svg:desc>
                </draw:g>
              </table:table-cell>
              <table:table-cell office:value-type="float" office:value="0.1435">
                <text:p>0.1435</text:p>
                <draw:g>
                  <svg:desc>Sheet2.J40:Sheet2.J42</svg:desc>
                </draw:g>
              </table:table-cell>
              <table:table-cell office:value-type="float" office:value="0.4162">
                <text:p>0.4162</text:p>
                <draw:g>
                  <svg:desc>Sheet2.K40:Sheet2.K42</svg:desc>
                </draw:g>
              </table:table-cell>
            </table:table-row>
            <table:table-row>
              <table:table-cell office:value-type="string">
                <text:p>4gram</text:p>
              </table:table-cell>
              <table:table-cell office:value-type="float" office:value="0.2055">
                <text:p>0.2055</text:p>
              </table:table-cell>
              <table:table-cell office:value-type="float" office:value="0.4516">
                <text:p>0.4516</text:p>
              </table:table-cell>
            </table:table-row>
            <table:table-row>
              <table:table-cell office:value-type="string">
                <text:p>words</text:p>
              </table:table-cell>
              <table:table-cell office:value-type="float" office:value="0.1302">
                <text:p>0.1302</text:p>
              </table:table-cell>
              <table:table-cell office:value-type="float" office:value="0.3789">
                <text:p>0.3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